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caac" officeooo:paragraph-rsid="0005caac"/>
    </style:style>
    <style:style style:name="P2" style:family="paragraph" style:parent-style-name="Standard">
      <style:paragraph-properties fo:text-align="end" style:justify-single-word="false"/>
      <style:text-properties officeooo:rsid="0005caac" officeooo:paragraph-rsid="0005caac"/>
    </style:style>
    <style:style style:name="P3" style:family="paragraph" style:parent-style-name="Standard">
      <style:paragraph-properties fo:text-align="end" style:justify-single-word="false"/>
      <style:text-properties officeooo:rsid="0005caac" officeooo:paragraph-rsid="000ed363"/>
    </style:style>
    <style:style style:name="P4" style:family="paragraph" style:parent-style-name="Standard">
      <style:paragraph-properties fo:text-align="center" style:justify-single-word="false"/>
      <style:text-properties fo:font-size="16pt" officeooo:rsid="0005caac" officeooo:paragraph-rsid="0005caac" style:font-size-asian="16pt" style:font-size-complex="16pt"/>
    </style:style>
    <style:style style:name="P5" style:family="paragraph" style:parent-style-name="Standard">
      <style:text-properties officeooo:rsid="0005ec3b" officeooo:paragraph-rsid="0005ec3b"/>
    </style:style>
    <style:style style:name="P6" style:family="paragraph" style:parent-style-name="Standard">
      <style:text-properties officeooo:rsid="00094a84" officeooo:paragraph-rsid="00094a84"/>
    </style:style>
    <style:style style:name="P7" style:family="paragraph" style:parent-style-name="Standard">
      <style:text-properties officeooo:rsid="000b1465" officeooo:paragraph-rsid="000b14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72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<text:span text:style-name="T2">L</text:span> ASSIGNMENT <text:span text:style-name="T2">1</text:span></text:p>
      <text:p text:style-name="P4"/>
      <text:p text:style-name="P2">-Vipul Chodankar, FE- 6, 181105066</text:p>
      <text:p text:style-name="P1"/>
      <text:p text:style-name="P1"><text:span text:style-name="T1">1.</text:span> Program to find smallest among 3 numbers using nested if else.</text:p>
      <text:p text:style-name="P1"/>
      <text:p text:style-name="P1">#include&lt;stdio.h&gt;</text:p>
      <text:p text:style-name="P1">int main(){</text:p>
      <text:p text:style-name="P1"><text:s text:c="4"/>int a,b,c;</text:p>
      <text:p text:style-name="P1"><text:s text:c="4"/>printf("Enter 3 numbers:\n");</text:p>
      <text:p text:style-name="P1"><text:s text:c="4"/>scanf("%d %d %d",&amp;a,&amp;b,&amp;c);</text:p>
      <text:p text:style-name="P1"><text:s text:c="4"/>if(a&lt;b){</text:p>
      <text:p text:style-name="P1"><text:s text:c="8"/>if(a&lt;c)</text:p>
      <text:p text:style-name="P1"><text:s text:c="8"/>printf("\n%d is the smallest number\n",a);</text:p>
      <text:p text:style-name="P1"><text:s text:c="8"/>else if(a&gt;c)</text:p>
      <text:p text:style-name="P1"><text:s text:c="8"/>printf("\n%d is the smallest number\n",c);</text:p>
      <text:p text:style-name="P1"><text:s text:c="4"/>}</text:p>
      <text:p text:style-name="P1"><text:s text:c="4"/>else if(a&gt;b) <text:s text:c="3"/></text:p>
      <text:p text:style-name="P1"><text:s text:c="8"/>printf("\n%d is the smallest number\n",b);</text:p>
      <text:p text:style-name="P1">}</text:p>
      <text:p text:style-name="P1"/>
      <text:p text:style-name="P5"><text:span text:style-name="T1">2.</text:span> Write a C program to generate Fibonacci series and check if a number belongs to Fibonacci series or not.(use while loop)</text:p>
      <text:p text:style-name="P5"/>
      <text:p text:style-name="P5">#include&lt;stdio.h&gt;</text:p>
      <text:p text:style-name="P5">int main(){</text:p>
      <text:p text:style-name="P5"><text:tab/>int f=0,s=1,sum=0,num,i=0;</text:p>
      <text:p text:style-name="P5"><text:tab/>printf("Enter a number:\n");</text:p>
      <text:p text:style-name="P5"><text:tab/>scanf("%d",&amp;num);</text:p>
      <text:p text:style-name="P5"><text:tab/>while(f&lt;=num){</text:p>
      <text:p text:style-name="P5"><text:tab/><text:tab/>if(num==f)</text:p>
      <text:p text:style-name="P5"><text:tab/><text:tab/><text:tab/>{</text:p>
      <text:p text:style-name="P5"><text:tab/><text:tab/><text:tab/><text:tab/>printf("\n%d exists in the fibonacci series\n",num);</text:p>
      <text:p text:style-name="P5"><text:tab/><text:tab/><text:tab/><text:tab/>i=1; </text:p>
      <text:p text:style-name="P5"><text:tab/><text:tab/><text:tab/><text:tab/>break;<text:tab/></text:p>
      <text:p text:style-name="P5"><text:tab/><text:tab/><text:tab/>}</text:p>
      <text:p text:style-name="P5"><text:tab/><text:tab/>sum=f+s;</text:p>
      <text:p text:style-name="P5"><text:tab/><text:tab/>f=s;</text:p>
      <text:p text:style-name="P5"><text:tab/><text:tab/>s=sum;</text:p>
      <text:p text:style-name="P5"><text:tab/>}</text:p>
      <text:p text:style-name="P5"><text:tab/>if(!i)</text:p>
      <text:p text:style-name="P5"><text:tab/><text:tab/>printf("\n%d does not exists in the fibonacci series\n",num);</text:p>
      <text:p text:style-name="P5">}</text:p>
      <text:p text:style-name="P5"/>
      <text:p text:style-name="P6"><text:span text:style-name="T1">3. </text:span>Write a C program to display sum of even and odd numbers <text:s/>between 1 and 100 using for loop.</text:p>
      <text:p text:style-name="P6"/>
      <text:p text:style-name="P6">#include&lt;stdio.h&gt;</text:p>
      <text:p text:style-name="P6">int main()</text:p>
      <text:p text:style-name="P6">{</text:p>
      <text:p text:style-name="P6"><text:tab/>int even=0,odd=0,i=1;</text:p>
      <text:p text:style-name="P6"><text:tab/>for(;i&lt;=100;i++){</text:p>
      <text:p text:style-name="P6"><text:tab/><text:tab/>if(i%2==0)</text:p>
      <text:p text:style-name="P6"><text:soft-page-break/><text:tab/><text:tab/><text:tab/>even+=i;</text:p>
      <text:p text:style-name="P6"><text:tab/><text:tab/>else</text:p>
      <text:p text:style-name="P6"><text:tab/><text:tab/><text:tab/>odd+=i;</text:p>
      <text:p text:style-name="P6"><text:tab/>}</text:p>
      <text:p text:style-name="P6"><text:tab/>printf("Sum of Odd Numbers between 1-100 are %d\nSum of Even Numbers between 1-100 are %d\n",odd,even);</text:p>
      <text:p text:style-name="P6"><text:tab/><text:tab/></text:p>
      <text:p text:style-name="P6">}</text:p>
      <text:p text:style-name="P6"/>
      <text:p text:style-name="P6"><text:span text:style-name="T1">4.</text:span> Write a menu driven C program to display month of the year based on the number entered by the user(switch case).</text:p>
      <text:p text:style-name="P6"/>
      <text:p text:style-name="P6">#include&lt;stdio.h&gt;</text:p>
      <text:p text:style-name="P6">int main(){</text:p>
      <text:p text:style-name="P6"><text:tab/>int Month;</text:p>
      <text:p text:style-name="P6"><text:tab/>printf("Enter month number:\n");</text:p>
      <text:p text:style-name="P6"><text:tab/>scanf("%d",&amp;Month);</text:p>
      <text:p text:style-name="P6"><text:tab/>switch(Month){</text:p>
      <text:p text:style-name="P6"><text:tab/><text:tab/>case 1: printf("\nMonth %d is January\n",Month); break;</text:p>
      <text:p text:style-name="P6"><text:tab/><text:tab/>case 2: printf("\nMonth %d is February\n",Month); break;</text:p>
      <text:p text:style-name="P6"><text:tab/><text:tab/>case 3: printf("\nMonth %d is March\n",Month); break;</text:p>
      <text:p text:style-name="P6"><text:tab/><text:tab/>case 4: printf("\nMonth %d is April\n",Month); break;</text:p>
      <text:p text:style-name="P6"><text:tab/><text:tab/>case 5: printf("\nMonth %d is May\n",Month); break;</text:p>
      <text:p text:style-name="P6"><text:tab/><text:tab/>case 6: printf("\nMonth %d is June\n",Month); break;</text:p>
      <text:p text:style-name="P6"><text:tab/><text:tab/>case 7: printf("\nMonth %d is July\n",Month); break;</text:p>
      <text:p text:style-name="P6"><text:tab/><text:tab/>case 8: printf("\nMonth %d is August\n",Month); break;</text:p>
      <text:p text:style-name="P6"><text:tab/><text:tab/>case 9: printf("\nMonth %d is September\n",Month); break;</text:p>
      <text:p text:style-name="P6"><text:tab/><text:tab/>case 10: printf("\nMonth %d is October\n",Month); break;</text:p>
      <text:p text:style-name="P6"><text:tab/><text:tab/>case 11: printf("\nMonth %d is November\n",Month); break;</text:p>
      <text:p text:style-name="P6"><text:tab/><text:tab/>case 12: printf("\nMonth %d is December\n",Month); break;</text:p>
      <text:p text:style-name="P6"><text:tab/><text:tab/>default: printf("\nEnter a valid Month of the Year(number)"); break;</text:p>
      <text:p text:style-name="P6"><text:tab/>} </text:p>
      <text:p text:style-name="P6"/>
      <text:p text:style-name="P6">}</text:p>
      <text:p text:style-name="P6"/>
      <text:p text:style-name="P6"><text:span text:style-name="T1">5.</text:span> Write a C program to find square of a number using functions.</text:p>
      <text:p text:style-name="P6"/>
      <text:p text:style-name="P6">#include&lt;stdio.h&gt;</text:p>
      <text:p text:style-name="P6"/>
      <text:p text:style-name="P6">int square(int n){</text:p>
      <text:p text:style-name="P6"><text:tab/>int sq=n*n;</text:p>
      <text:p text:style-name="P6"><text:tab/>printf("\nThe square of %d is %d",n,sq);</text:p>
      <text:p text:style-name="P6">}</text:p>
      <text:p text:style-name="P6"/>
      <text:p text:style-name="P6">int main(){</text:p>
      <text:p text:style-name="P6"><text:tab/>int n;</text:p>
      <text:p text:style-name="P6"><text:tab/>printf("Enter Number:\n");</text:p>
      <text:p text:style-name="P6"><text:tab/>scanf("%d",&amp;n);</text:p>
      <text:p text:style-name="P6"><text:tab/>square(n);</text:p>
      <text:p text:style-name="P6"><text:tab/></text:p>
      <text:p text:style-name="P6">}</text:p>
      <text:p text:style-name="P6"/>
      <text:p text:style-name="P6"><text:soft-page-break/><text:span text:style-name="T1">6.</text:span> Write a C program to print the sum of prime numbers between given two positive numbers <text:s/>using user defined function “sum”.</text:p>
      <text:p text:style-name="P6"/>
      <text:p text:style-name="P6">#include&lt;stdio.h&gt;</text:p>
      <text:p text:style-name="P6"/>
      <text:p text:style-name="P6">int sum(int start, int end){</text:p>
      <text:p text:style-name="P6"><text:tab/>int sum=0,j=1,ctr=0;</text:p>
      <text:p text:style-name="P6"><text:tab/>for(;start&lt;=end;start++){</text:p>
      <text:p text:style-name="P6"><text:tab/><text:tab/>ctr=0;</text:p>
      <text:p text:style-name="P6"><text:tab/><text:tab/>for(j=1;j&lt;=start;j++){</text:p>
      <text:p text:style-name="P6"><text:tab/><text:tab/><text:tab/>if(start%j==0)</text:p>
      <text:p text:style-name="P6"><text:tab/><text:tab/><text:tab/><text:tab/>ctr++;</text:p>
      <text:p text:style-name="P6"><text:tab/><text:tab/>}</text:p>
      <text:p text:style-name="P6"><text:tab/><text:tab/>if(ctr==2)</text:p>
      <text:p text:style-name="P6"><text:tab/><text:tab/><text:tab/>sum+=start;</text:p>
      <text:p text:style-name="P6"><text:tab/>}</text:p>
      <text:p text:style-name="P6"><text:tab/>printf("\nThe sum = %d",sum);</text:p>
      <text:p text:style-name="P6">}</text:p>
      <text:p text:style-name="P6"/>
      <text:p text:style-name="P6">int main(){</text:p>
      <text:p text:style-name="P6"><text:tab/>int start,end;</text:p>
      <text:p text:style-name="P6"><text:tab/>printf("Enter the range:\n");</text:p>
      <text:p text:style-name="P6"><text:tab/>scanf("%d %d",&amp;start,&amp;end);</text:p>
      <text:p text:style-name="P6"><text:tab/></text:p>
      <text:p text:style-name="P6"><text:tab/>sum(start,end);</text:p>
      <text:p text:style-name="P6">}</text:p>
      <text:p text:style-name="P6"/>
      <text:p text:style-name="P7"><text:span text:style-name="T1">7.</text:span> Differentiate between call by value and call by reference with an example.</text:p>
      <text:p text:style-name="P7"/>
      <text:p text:style-name="P7">#include&lt;stdio.h&gt;</text:p>
      <text:p text:style-name="P7"/>
      <text:p text:style-name="P7">void callByValue(int p){</text:p>
      <text:p text:style-name="P7"><text:tab/>p=25;//In call by values we cannot alter the values of actual variables through function calls.</text:p>
      <text:p text:style-name="P7">}</text:p>
      <text:p text:style-name="P7"/>
      <text:p text:style-name="P7">void callByReference(int *q){</text:p>
      <text:p text:style-name="P7"><text:tab/>*q=100;//In call by reference we can alter the values of variables through function calls.</text:p>
      <text:p text:style-name="P7">}</text:p>
      <text:p text:style-name="P7"/>
      <text:p text:style-name="P7">int main(){</text:p>
      <text:p text:style-name="P7"><text:tab/>int a=5,b=10;</text:p>
      <text:p text:style-name="P7"><text:tab/></text:p>
      <text:p text:style-name="P7"><text:tab/>callByValue(a);</text:p>
      <text:p text:style-name="P7"><text:tab/>callByReference(&amp;b);</text:p>
      <text:p text:style-name="P7"><text:tab/></text:p>
      <text:p text:style-name="P7"><text:tab/>printf("%d %d",a,b);//The value of a remains the same, whereas value of b is changed.</text:p>
      <text:p text:style-name="P7"><text:tab/></text:p>
      <text:p text:style-name="P7">}</text:p>
      <text:p text:style-name="P7"/>
      <text:p text:style-name="P7"/>
      <text:p text:style-name="P7"/>
      <text:p text:style-name="P3">-Vipul Chodankar, FE- 6, 1811050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1:38:00.265000000</meta:creation-date>
    <dc:date>2019-03-15T01:49:15.918000000</dc:date>
    <meta:editing-duration>PT11M16S</meta:editing-duration>
    <meta:editing-cycles>9</meta:editing-cycles>
    <meta:generator>LibreOffice/6.0.2.1$Windows_X86_64 LibreOffice_project/f7f06a8f319e4b62f9bc5095aa112a65d2f3ac89</meta:generator>
    <meta:document-statistic meta:table-count="0" meta:image-count="0" meta:object-count="0" meta:page-count="3" meta:paragraph-count="126" meta:word-count="453" meta:character-count="3348" meta:non-whitespace-character-count="2818"/>
  </office:meta>
</office:document-meta>
</file>